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2">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3">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font-name="Arial"/>
    </style:style>
    <style:style style:name="T2" style:family="text">
      <style:text-properties style:font-name="Arial"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END</text:p>
      <text:p text:style-name="P1"/>
      <text:p text:style-name="P2">DISEÑO API/WS (WS .NET)</text:p>
      <text:p text:style-name="P3"/>
      <text:p text:style-name="P3">En mi caso, al no tener una basta experiencia en el diseño de API's, utilizaría Webservices desarrollados en .NET y albergados en un servidor (si se requiriera alta disponibilidad se publicaría en dos servidores y se utilizaría un balanceador para repartir la carga, de esta manera si cayera un servidor siempre se podría tirar del otro, además esto facilita las puestas en producción en caliente ya que se puede actualizar un servidor y, una vez comprobado que funciona, actualizar el otro).</text:p>
      <text:p text:style-name="P3"/>
      <text:p text:style-name="P3">Para poder utilizar estos WS sería necesario montar un pool en el IIS correspondiente. </text:p>
      <text:p text:style-name="P3"/>
      <text:p text:style-name="P3">En cuanto a la seguridad:</text:p>
      <text:list xml:id="list5442610461280352458" text:style-name="L1">
        <text:list-item>
          <text:p text:style-name="P5"><text:span text:style-name="T2">si los usuarios se han de logar en un sistema antes de poder rellenar la encuesta, e interesara, se podría configurar con seguridad integrada de windows. Esto permitiría tener registro de que usuario ha hecho que, que encuesta ha rellenado y con que respuestas... </text:span></text:p>
        </text:list-item>
        <text:list-item>
          <text:p text:style-name="P5"><text:span text:style-name="T2">En caso de que los usuarios no se logueen o bien, que no interese almacenar información al respecto de quien hace qué, se podría configurar un usuario/password para la aplicación y que sea éste quien tiene permiso para poder comunicar con el WS (y a su vez con la base de datos, ya que la idea es que se el WS quien comunique con la BDD). Este usuario password debería estar definido en el config de la aplicación (encriptado) para que pueda ser modificado de forma ágil sin necesidad de tocar el código.</text:span></text:p>
        </text:list-item>
        <text:list-item>
          <text:p text:style-name="P5"><text:span text:style-name="T2">Si en la empresa existe un departamento de Seguridad se debería consultar con ellos si este tipo de accesos cumple con la normativa definida o bien ha de configurarse de otra manera (sobretodo si se ha de abrir el acceso a las WS a internet y no queda “dentro de la casa”).</text:span></text:p>
        </text:list-item>
      </text:list>
      <text:p text:style-name="P4"><text:span text:style-name="T2"/></text:p>
      <text:p text:style-name="P4"><text:span text:style-name="T2">En cuanto a la definición de estos WS, se encargarían de crear los procedimientos que se llaman en el cliente y que ahora trabajan con datos Mockeados (los que se utilizan en EncuestaService.cs).</text:span></text:p>
      <text:p text:style-name="P4"><text:span text:style-name="T2"/></text:p>
      <text:p text:style-name="P4"><text:span text:style-name="T2">Desde el cliente se definirían las URL de conexión en el config para poder ir modificándolas si es necesario, y se configuraría la llamada al WS para poder explotar los procedimientos definidos.</text:span></text:p>
      <text:p text:style-name="P4"><text:span text:style-name="T2"/></text:p>
      <text:p text:style-name="P6"><text:span text:style-name="T1"/></text:p>
      <text:p text:style-name="P13"><text:span text:style-name="T1">DISEÑO BDD (SQL Server)</text:span></text:p>
      <text:p text:style-name="P6"><text:span text:style-name="T1"/></text:p>
      <text:p text:style-name="P8"><text:span text:style-name="T1">De entrada se definirían una serie de tablas que permitieran configurar las encuestas (se muestran los datos mínimos que se deben almacenar, según los requerimientos funcionales que se definan puede ser necesarios definir otros datos: mostrar las opciones o las preguntas en un orden específico, por ejemplo).</text:span></text:p>
      <text:p text:style-name="P8"><text:span text:style-name="T1"/></text:p>
      <text:p text:style-name="P8"><text:span text:style-name="T1"/></text:p>
      <text:p text:style-name="P9"><text:span text:style-name="T1">Tabla 1 – Opcion (una opción puede ser utilizada por varias preguntas diferentes)</text:span></text:p>
      <text:p text:style-name="P8"><text:span text:style-name="T1">IdOpcion (PK)</text:span></text:p>
      <text:p text:style-name="P8"><text:span text:style-name="T1">TextoOpcion</text:span></text:p>
      <text:p text:style-name="P8"><text:span text:style-name="T1"/></text:p>
      <text:p text:style-name="P9"><text:span text:style-name="T1">Tabla 2 – Pregunta (una pregunta puede ser utilizada por varias encuestas diferentes)</text:span></text:p>
      <text:p text:style-name="P10"><text:span text:style-name="T1">IdPregunta (PK)</text:span></text:p>
      <text:p text:style-name="P10"><text:span text:style-name="T1">DescripcionPregunta</text:span></text:p>
      <text:p text:style-name="P10"><text:span text:style-name="T1"/></text:p>
      <text:p text:style-name="P9"><text:span text:style-name="T1">Tabla 3 – Encuesta (una encuesta puede contener varias preguntas)</text:span></text:p>
      <text:p text:style-name="P10"><text:span text:style-name="T1">IdEncuesta (PK)</text:span></text:p>
      <text:p text:style-name="P10"><text:span text:style-name="T1">TituloEncuesta</text:span></text:p>
      <text:p text:style-name="P10"><text:span text:style-name="T1">DescripcionEncuesta</text:span></text:p>
      <text:p text:style-name="P10"><text:span text:style-name="T1"/></text:p>
      <text:p text:style-name="P9"><text:span text:style-name="T1">Tabla 4 – OpcionesPregunta (opciones que muestra una pregunta)(unión Pregunta - Opción)</text:span></text:p>
      <text:p text:style-name="P10"><text:span text:style-name="T1">IdPregunta (FK)</text:span></text:p>
      <text:p text:style-name="P10"><text:span text:style-name="T1">IdOpcion (FK)</text:span></text:p>
      <text:p text:style-name="P10"><text:span text:style-name="T1"/></text:p>
      <text:p text:style-name="P10"><text:span text:style-name="T1"/></text:p>
      <text:p text:style-name="P9"><text:span text:style-name="T1">Tabla 5 – PreguntasEncuesta (preguntas que muestra una encuesta) (unión Encuesta - Pregunta)</text:span></text:p>
      <text:p text:style-name="P10"><text:span text:style-name="T1">IdPregunta (FK)</text:span></text:p>
      <text:p text:style-name="P10"><text:span text:style-name="T1">IdEncuesta(FK)</text:span></text:p>
      <text:p text:style-name="P10"><text:span text:style-name="T1"/></text:p>
      <text:p text:style-name="P10"><text:span text:style-name="T1"/></text:p>
      <text:p text:style-name="P10"><text:span text:style-name="T1">Si se quieren guardar las respuestas de cada usuario (Aquí suponemos que las opciones son tipo RadioButton y se seleccionará una como respuesta, si se determinara que hay texto libre habría que añadir una columna de tipo texto donde traspasar la respuesta escrita, si las respuestas fueran de selección múltiple habría que arrastrar varios IdOpcion para cada IdPregunta).</text:span></text:p>
      <text:p text:style-name="P10"><text:span text:style-name="T1"/></text:p>
      <text:p text:style-name="P9"><text:span text:style-name="T1">Tabla 6 – Persona</text:span></text:p>
      <text:p text:style-name="P10"><text:span text:style-name="T1">IdPersona (PK)</text:span></text:p>
      <text:p text:style-name="P10"><text:span text:style-name="T1">Nombre</text:span></text:p>
      <text:p text:style-name="P10"><text:span text:style-name="T1">Apellidos</text:span></text:p>
      <text:p text:style-name="P10"><text:span text:style-name="T1"/></text:p>
      <text:p text:style-name="P9"><text:span text:style-name="T1">Tabla 7 – PersonaEncuesta (encuestas que ha rellenado una persona) (unión Persona – Encuesta)</text:span></text:p>
      <text:p text:style-name="P10"><text:span text:style-name="T1">IdPersona (FK)</text:span></text:p>
      <text:p text:style-name="P10"><text:span text:style-name="T1">IdEncuesta(FK)</text:span></text:p>
      <text:p text:style-name="P10"><text:span text:style-name="T1"/></text:p>
      <text:p text:style-name="P9"><text:span text:style-name="T1">Tabla 8 – RespuestaEncuestaPersona (respuestas de una persona en una encuesta)</text:span></text:p>
      <text:p text:style-name="P10"><text:span text:style-name="T1">IdPersona (FK)</text:span></text:p>
      <text:p text:style-name="P10"><text:span text:style-name="T1">IdEncuesta (FK)</text:span></text:p>
      <text:p text:style-name="P10"><text:span text:style-name="T1">IdPregunta (FK)</text:span></text:p>
      <text:p text:style-name="P10"><text:span text:style-name="T1">IdOpcion (FK)</text:span></text:p>
      <text:p text:style-name="P10"><text:span text:style-name="T1"/></text:p>
      <text:p text:style-name="P10"><text:span text:style-name="T1"/></text:p>
      <text:p text:style-name="P10"><text:span text:style-name="T1">En cuanto a la seguridad de los accesos, habría que crear grupos donde se puedan asignar los usuarios según lo que pueden ejecutar sobre la base de datos</text:span></text:p>
      <text:list xml:id="list4467399542126552407" text:style-name="L2">
        <text:list-item>
          <text:p text:style-name="P11"><text:span text:style-name="T1">Creación de encuestas: Solo algunos usuarios administradores deberían poder crear encuestas/preguntas/opciones </text:span></text:p>
        </text:list-item>
        <text:list-item>
          <text:p text:style-name="P11"><text:span text:style-name="T1">Si se guardaran los resultados de la encuesta por usuario habría determinar como se dan los permisos de base de datos para poder actualizar esas tablas (si se utilizará un usuario genérico, si se funcionará con el usuario que se loguea en la aplicación de encuestas...)</text:span></text:p>
        </text:list-item>
      </text:list>
      <text:p text:style-name="P10"><text:span text:style-name="T1"/></text:p>
      <text:p text:style-name="P7"><text:span text:style-name="T1"/></text:p>
      <text:p text:style-name="P14"><text:span text:style-name="T1">TESTS (Proyecto de pruebas unitarias de .NET)</text:span></text:p>
      <text:p text:style-name="P7"><text:span text:style-name="T1"/></text:p>
      <text:p text:style-name="P10"><text:span text:style-name="T1">En el código de la solución .NET se ha creado un pequeño proyecto de testing que podría ser la base para la creación de los necesarios si funcionáramos en un entorno real:</text:span></text:p>
      <text:list xml:id="list8869110842509376259" text:style-name="L3">
        <text:list-item>
          <text:p text:style-name="P12"><text:span text:style-name="T1">Testeo de la creación del servicio de comunicación con el WS/API</text:span></text:p>
        </text:list-item>
        <text:list-item>
          <text:p text:style-name="P12"><text:span text:style-name="T1">Testeo de cada uno de los procedimientos de este WS/API a los que se llama</text:span></text:p>
        </text:list-item>
        <text:list-item>
          <text:p text:style-name="P12"><text:span text:style-name="T1">Se podría añadir un testeo a las llamadas a los comandos que se ejecutan al pulsar los botones</text:span></text:p>
        </text:list-item>
        <text:list-item>
          <text:p text:style-name="P12"><text:span text:style-name="T1">Si existieran más procedimientos dentro del VM un método de test por cada uno</text:span></text:p>
        </text:list-item>
      </text:list>
      <text:p text:style-name="P10"><text:span text:style-name="T1"/></text:p>
      <text:p text:style-name="P10"><text:span text:style-name="T1">El hecho de crear la aplicación como MVVM facilita la creación de test ya que sería suficiente realizarlos sobre cada uno de los ViewModels creados ya que son ellos los que tienen la lógica del funcionami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03T09:03:25.18</meta:creation-date>
    <dc:date>2021-08-05T09:19:57.17</dc:date>
    <meta:editing-duration>P1DT23H46M10S</meta:editing-duration>
    <meta:editing-cycles>5</meta:editing-cycles>
    <meta:generator>OpenOffice/4.1.8$Win32 OpenOffice.org_project/418m3$Build-9803</meta:generator>
    <meta:document-statistic meta:table-count="0" meta:image-count="0" meta:object-count="0" meta:page-count="3" meta:paragraph-count="51" meta:word-count="817" meta:character-count="4919"/>
  </office:meta>
</office:document-meta>
</file>